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1ae"/>
    </style:style>
    <style:style style:name="P2" style:family="paragraph" style:parent-style-name="Standard">
      <style:text-properties fo:font-size="15pt" fo:font-weight="bold" officeooo:rsid="0002e1ae" officeooo:paragraph-rsid="0002e1ae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02e1ae"/>
    </style:style>
    <style:style style:name="P4" style:family="paragraph" style:parent-style-name="Standard">
      <style:text-properties officeooo:paragraph-rsid="000314cc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6" style:family="paragraph" style:parent-style-name="Standard">
      <style:text-properties officeooo:paragraph-rsid="0004340a"/>
    </style:style>
    <style:style style:name="T1" style:family="text">
      <style:text-properties officeooo:rsid="0002e1ae"/>
    </style:style>
    <style:style style:name="T2" style:family="text">
      <style:text-properties officeooo:rsid="000314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=======================================================================</text:p>
      <text:p text:style-name="Standard">Assignment : DYNAMIC MEMORY ALLOCATION USING NEW AND DELETE OPERATOR</text:p>
      <text:p text:style-name="Standard">Name : Gaurav Ghati</text:p>
      <text:p text:style-name="Standard">class : SE 10</text:p>
      <text:p text:style-name="Standard">Batch : F 10</text:p>
      <text:p text:style-name="Standard">Problem Statement : A Book shop maintains the inventory of books that are being sold at the shop. The list includes details such as title, author, publisher, price and available stock. Write a program in C++ which will have a class called books with suitable member</text:p>
      <text:p text:style-name="Standard">i) <text:s text:c="2"/>Add</text:p>
      <text:p text:style-name="Standard">ii) <text:s/>Update</text:p>
      <text:p text:style-name="Standard">iii) Search a book</text:p>
      <text:p text:style-name="Standard">iv) <text:s/>Purchase a book</text:p>
      <text:p text:style-name="Standard"><text:s text:c="5"/>(update the stock and display the total cost)</text:p>
      <text:p text:style-name="Standard">v) <text:s text:c="2"/>Record number of successful/unsuccessful transactions</text:p>
      <text:p text:style-name="Standard"><text:s text:c="5"/>(use static data members to keep count of transactions)</text:p>
      <text:p text:style-name="Standard">=======================================================================</text:p>
      <text:p text:style-name="Standard">*/</text:p>
      <text:p text:style-name="Standard"/>
      <text:p text:style-name="Standard">#include&lt;iostream&gt;</text:p>
      <text:p text:style-name="Standard">#include&lt;iomanip&gt;</text:p>
      <text:p text:style-name="Standard">#include &lt;string.h&gt;</text:p>
      <text:p text:style-name="Standard"/>
      <text:p text:style-name="Standard">using namespace std;</text:p>
      <text:p text:style-name="Standard"/>
      <text:p text:style-name="Standard">#define MAX 50</text:p>
      <text:p text:style-name="Standard"/>
      <text:p text:style-name="Standard">class Book{</text:p>
      <text:p text:style-name="Standard"><text:s text:c="2"/>char *title;</text:p>
      <text:p text:style-name="Standard"><text:s text:c="2"/>char *author;</text:p>
      <text:p text:style-name="Standard"><text:s text:c="2"/>char *publish;</text:p>
      <text:p text:style-name="Standard"><text:s text:c="2"/>int *ava_stoke;</text:p>
      <text:p text:style-name="Standard"><text:s text:c="2"/>float *prize;</text:p>
      <text:p text:style-name="Standard"><text:s text:c="2"/>int *bookNo;</text:p>
      <text:p text:style-name="Standard"><text:s text:c="2"/>static int st, ut;</text:p>
      <text:p text:style-name="Standard"/>
      <text:p text:style-name="Standard"><text:s text:c="2"/>public :</text:p>
      <text:p text:style-name="Standard"/>
      <text:p text:style-name="Standard"><text:s text:c="2"/>Book();</text:p>
      <text:p text:style-name="Standard"><text:s text:c="2"/>void addBook();</text:p>
      <text:p text:style-name="Standard"><text:s text:c="2"/>void purchaseBook();</text:p>
      <text:p text:style-name="Standard"><text:s text:c="2"/>void updateBook();</text:p>
      <text:p text:style-name="Standard"><text:s text:c="2"/>void displayBook();</text:p>
      <text:p text:style-name="Standard"><text:s text:c="2"/>void trans();</text:p>
      <text:p text:style-name="Standard"><text:s text:c="2"/>// ~Book();</text:p>
      <text:p text:style-name="Standard"/>
      <text:p text:style-name="Standard"><text:s text:c="2"/>friend class Library;</text:p>
      <text:p text:style-name="Standard"/>
      <text:p text:style-name="Standard">};</text:p>
      <text:p text:style-name="Standard"/>
      <text:p text:style-name="Standard"/>
      <text:p text:style-name="Standard">class Library{</text:p>
      <text:p text:style-name="Standard"><text:soft-page-break/></text:p>
      <text:p text:style-name="Standard"><text:s text:c="3"/>Book books[MAX];</text:p>
      <text:p text:style-name="Standard"/>
      <text:p text:style-name="Standard"><text:s text:c="3"/>public:</text:p>
      <text:p text:style-name="Standard"><text:s text:c="3"/>int search(int n);</text:p>
      <text:p text:style-name="Standard"><text:s text:c="3"/>void displayArr(int n);</text:p>
      <text:p text:style-name="Standard"><text:s text:c="3"/>Book get(int index);</text:p>
      <text:p text:style-name="Standard">};</text:p>
      <text:p text:style-name="Standard"/>
      <text:p text:style-name="Standard">void displayMenu(){ <text:s text:c="43"/>//DONE</text:p>
      <text:p text:style-name="Standard"><text:s text:c="2"/>cout&lt;&lt;"&lt;&lt;---------In Collection------------&gt;&gt;\n";</text:p>
      <text:p text:style-name="Standard"><text:s text:c="2"/>cout&lt;&lt;" 1. <text:s/>Add book \n";</text:p>
      <text:p text:style-name="Standard"><text:s text:c="2"/>cout&lt;&lt;" 2. <text:s/>Update Book \n";</text:p>
      <text:p text:style-name="Standard"><text:s text:c="2"/>cout&lt;&lt;" 3. <text:s/>search Book \n";</text:p>
      <text:p text:style-name="Standard"><text:s text:c="2"/>cout&lt;&lt;" 4. <text:s/>purchase Book \n";</text:p>
      <text:p text:style-name="Standard"><text:s text:c="2"/>cout&lt;&lt;" 5. <text:s/>Display Collection \n";</text:p>
      <text:p text:style-name="Standard"><text:s text:c="2"/>cout&lt;&lt;" 6. <text:s/>Display Menu \n";</text:p>
      <text:p text:style-name="Standard"><text:s text:c="2"/>cout&lt;&lt;" 7. <text:s/>Transaction details \n";</text:p>
      <text:p text:style-name="Standard"><text:s text:c="2"/>cout&lt;&lt;" 8. <text:s/>Exit \n";</text:p>
      <text:p text:style-name="Standard">}</text:p>
      <text:p text:style-name="Standard"/>
      <text:p text:style-name="Standard">Book :: Book(){ <text:s text:c="17"/>//DONE</text:p>
      <text:p text:style-name="Standard"><text:s text:c="4"/>title = new char[20];</text:p>
      <text:p text:style-name="Standard"><text:s text:c="4"/>author = new char[20];</text:p>
      <text:p text:style-name="Standard"><text:s text:c="4"/>publish = new char[20];</text:p>
      <text:p text:style-name="Standard"><text:s text:c="4"/>prize = new float;</text:p>
      <text:p text:style-name="Standard"><text:s text:c="4"/>ava_stoke = new int;</text:p>
      <text:p text:style-name="Standard"><text:s text:c="4"/>bookNo = new int;</text:p>
      <text:p text:style-name="Standard">}</text:p>
      <text:p text:style-name="Standard"/>
      <text:p text:style-name="Standard">void Book :: trans(){ <text:s text:c="12"/>//DONE</text:p>
      <text:p text:style-name="Standard"><text:s text:c="2"/>cout&lt;&lt;"\nSuccessfull transcations : "&lt;&lt;st;</text:p>
      <text:p text:style-name="Standard"><text:s text:c="2"/>cout&lt;&lt;"\nUnsuccessfull transcations : "&lt;&lt;ut;</text:p>
      <text:p text:style-name="Standard">}</text:p>
      <text:p text:style-name="Standard"/>
      <text:p text:style-name="Standard">int Book :: st;</text:p>
      <text:p text:style-name="Standard">int Book :: ut;</text:p>
      <text:p text:style-name="Standard">int i = 0;</text:p>
      <text:p text:style-name="Standard"/>
      <text:p text:style-name="Standard">void Book :: purchaseBook(){ <text:s text:c="14"/>//DONE</text:p>
      <text:p text:style-name="Standard"><text:s text:c="2"/>ava_stoke--;</text:p>
      <text:p text:style-name="Standard"><text:s text:c="2"/>cout&lt;&lt;"\nBook Purchased!";</text:p>
      <text:p text:style-name="Standard"><text:s text:c="2"/>st++;</text:p>
      <text:p text:style-name="Standard">}</text:p>
      <text:p text:style-name="Standard"/>
      <text:p text:style-name="Standard">void Book::addBook(){ <text:s text:c="29"/>//DONE</text:p>
      <text:p text:style-name="Standard"><text:s text:c="2"/>cout&lt;&lt;"\nEnter Title of the Book:";</text:p>
      <text:p text:style-name="Standard"><text:s text:c="2"/>cin&gt;&gt;title;</text:p>
      <text:p text:style-name="Standard"><text:s text:c="2"/>cout&lt;&lt;"\nEnter Author of the Book:";</text:p>
      <text:p text:style-name="Standard"><text:s text:c="2"/>cin&gt;&gt;author;</text:p>
      <text:p text:style-name="Standard"><text:s text:c="2"/>cout&lt;&lt;"\nEnter publisher of the Book:";</text:p>
      <text:p text:style-name="Standard"><text:s text:c="2"/>cin&gt;&gt;publish;</text:p>
      <text:p text:style-name="Standard"><text:soft-page-break/><text:s text:c="2"/>cout&lt;&lt;"\nEnter Prize of the Book:";</text:p>
      <text:p text:style-name="Standard"><text:s text:c="2"/>cin&gt;&gt;*prize;</text:p>
      <text:p text:style-name="Standard"><text:s text:c="2"/>cout&lt;&lt;"\nEnter available stock of the Book:";</text:p>
      <text:p text:style-name="Standard"><text:s text:c="2"/>cin&gt;&gt;*ava_stoke;</text:p>
      <text:p text:style-name="Standard"><text:s text:c="2"/>cout&lt;&lt;"\nEnter book Number fo the Book:";</text:p>
      <text:p text:style-name="Standard"><text:s text:c="2"/>cin&gt;&gt;*bookNo;</text:p>
      <text:p text:style-name="Standard">}</text:p>
      <text:p text:style-name="Standard"/>
      <text:p text:style-name="Standard">void Book :: displayBook(){</text:p>
      <text:p text:style-name="Standard"><text:s text:c="2"/>cout&lt;&lt;"\n"&lt;&lt;title&lt;&lt;setw(10)&lt;&lt;(author)&lt;&lt;setw(10)&lt;&lt;(publish)&lt;&lt;setw(10)&lt;&lt;(*ava_stoke)&lt;&lt;setw(10)&lt;&lt;(*prize)&lt;&lt;setw(10)&lt;&lt;(*bookNo)&lt;&lt;"\n"; <text:s/>//DONE</text:p>
      <text:p text:style-name="Standard">}</text:p>
      <text:p text:style-name="Standard"/>
      <text:p text:style-name="Standard">void Book :: updateBook(){ <text:s text:c="20"/>//DONE</text:p>
      <text:p text:style-name="Standard"><text:s text:c="3"/>cout&lt;&lt;"\nWhich field you want to Update:\n1) Title\n2) Author\n3) Publisher\n4) Prize\n";</text:p>
      <text:p text:style-name="Standard"><text:s text:c="3"/>int ch = 0;</text:p>
      <text:p text:style-name="Standard"><text:s text:c="3"/>cout&lt;&lt;"\nEnter the Choice..";</text:p>
      <text:p text:style-name="Standard"><text:s text:c="3"/>cin&gt;&gt;ch;</text:p>
      <text:p text:style-name="Standard"><text:s text:c="3"/>switch(ch){</text:p>
      <text:p text:style-name="Standard"><text:s text:c="5"/>case 1: cout&lt;&lt;"\nEnter Title:";</text:p>
      <text:p text:style-name="Standard"><text:s text:c="13"/>cin&gt;&gt;title; </text:p>
      <text:p text:style-name="Standard"><text:s text:c="13"/>break;</text:p>
      <text:p text:style-name="Standard"><text:s text:c="5"/>case 2: cout&lt;&lt;"\nEnter Author:";</text:p>
      <text:p text:style-name="Standard"><text:s text:c="13"/>cin&gt;&gt;author;</text:p>
      <text:p text:style-name="Standard"><text:s text:c="13"/>break;</text:p>
      <text:p text:style-name="Standard"><text:s text:c="5"/>case 3: cout&lt;&lt;"\nEnter Publisher:";</text:p>
      <text:p text:style-name="Standard"><text:s text:c="13"/>cin&gt;&gt;publish;</text:p>
      <text:p text:style-name="Standard"><text:s text:c="13"/>break;</text:p>
      <text:p text:style-name="Standard"><text:s text:c="5"/>case 4: cout&lt;&lt;"\nEnter Prize:";</text:p>
      <text:p text:style-name="Standard"><text:s text:c="13"/>cin&gt;&gt;*prize;</text:p>
      <text:p text:style-name="Standard"><text:s text:c="13"/>break;</text:p>
      <text:p text:style-name="Standard"><text:s text:c="3"/>}</text:p>
      <text:p text:style-name="Standard">}</text:p>
      <text:p text:style-name="Standard"/>
      <text:p text:style-name="Standard"/>
      <text:p text:style-name="Standard">void Library :: displayArr(int n){ <text:s text:c="13"/>//DONE</text:p>
      <text:p text:style-name="Standard"><text:s text:c="2"/>cout&lt;&lt;"\n--------------------------------------------------------------------------";</text:p>
      <text:p text:style-name="Standard"><text:s text:c="2"/>cout&lt;&lt;"\nTitle"&lt;&lt;setw(10)&lt;&lt;"Author"&lt;&lt;setw(10)&lt;&lt;"Publisher"&lt;&lt;setw(10)&lt;&lt;"Avaiable stock"&lt;&lt;setw(10)&lt;&lt;"Prize"&lt;&lt;setw(10)&lt;&lt;"BookNo";</text:p>
      <text:p text:style-name="Standard"><text:s text:c="2"/>cout&lt;&lt;"\n-------------------------------------------------------------------------";</text:p>
      <text:p text:style-name="Standard"><text:s text:c="2"/>for(i=0; i&lt;n; i++){</text:p>
      <text:p text:style-name="Standard"><text:s text:c="5"/>books[i].displayBook();</text:p>
      <text:p text:style-name="Standard"><text:s text:c="2"/>}</text:p>
      <text:p text:style-name="Standard"><text:s text:c="2"/>cout&lt;&lt;"\n----------------------------------------------------------------------------";</text:p>
      <text:p text:style-name="Standard">}</text:p>
      <text:p text:style-name="Standard"/>
      <text:p text:style-name="Standard">int Library :: search(int n){ <text:s text:c="17"/>//DONE</text:p>
      <text:p text:style-name="Standard"><text:s text:c="2"/>int subChoice, found;</text:p>
      <text:p text:style-name="Standard"><text:s text:c="2"/>cout&lt;&lt;"\n1. Search by book name";</text:p>
      <text:p text:style-name="Standard"><text:s text:c="2"/>cout&lt;&lt;"\n2. Search by author of book";</text:p>
      <text:p text:style-name="Standard"><text:s text:c="2"/>cout&lt;&lt;"\n3. Search by Book Number";</text:p>
      <text:p text:style-name="Standard"><text:soft-page-break/><text:s text:c="2"/>cout&lt;&lt;"\nEnter Choice:";</text:p>
      <text:p text:style-name="Standard"><text:s text:c="2"/>cin&gt;&gt;subChoice;</text:p>
      <text:p text:style-name="Standard"><text:s text:c="2"/>for(i=0;i&lt;n;i++){</text:p>
      <text:p text:style-name="Standard"><text:s text:c="5"/>switch(subChoice){</text:p>
      <text:p text:style-name="Standard"><text:s text:c="8"/>case 1: <text:s/>char name[MAX];</text:p>
      <text:p text:style-name="Standard"><text:s text:c="14"/>cout&lt;&lt;"\nEnter Book Title: ";</text:p>
      <text:p text:style-name="Standard"><text:s text:c="14"/>cin&gt;&gt;name;</text:p>
      <text:p text:style-name="Standard"><text:s text:c="14"/>if(strcmp(name,books[i].title)==0){</text:p>
      <text:p text:style-name="Standard"><text:s text:c="16"/>cout&lt;&lt;"\nBook Found!";</text:p>
      <text:p text:style-name="Standard"><text:s text:c="16"/>cout&lt;&lt;"\n----------------------------------------------------------------------------------------------";</text:p>
      <text:p text:style-name="Standard"><text:s text:c="16"/>books[i].displayBook();</text:p>
      <text:p text:style-name="Standard"><text:s text:c="16"/>cout&lt;&lt;"\n----------------------------------------------------------------------------------------------";</text:p>
      <text:p text:style-name="Standard"><text:s text:c="16"/>return i;</text:p>
      <text:p text:style-name="Standard"><text:s text:c="14"/>}else{cout&lt;&lt;"Book Not Found!"; return -1;}</text:p>
      <text:p text:style-name="Standard"><text:s text:c="14"/>break;</text:p>
      <text:p text:style-name="Standard"/>
      <text:p text:style-name="Standard"><text:s text:c="8"/>case 2:char auName[MAX];</text:p>
      <text:p text:style-name="Standard"><text:s text:c="15"/>cout&lt;&lt;"\nEnter Book Author: ";</text:p>
      <text:p text:style-name="Standard"><text:s text:c="15"/>cin&gt;&gt;auName;</text:p>
      <text:p text:style-name="Standard"><text:s text:c="15"/>if(strcmp(auName,books[i].author)==0){</text:p>
      <text:p text:style-name="Standard"><text:s text:c="18"/>cout&lt;&lt;"\nBook Found!";</text:p>
      <text:p text:style-name="Standard"><text:s text:c="18"/>cout&lt;&lt;"\n------------------------------------------------------------------------";</text:p>
      <text:p text:style-name="Standard"><text:s text:c="18"/>books[i].displayBook();</text:p>
      <text:p text:style-name="Standard"><text:s text:c="18"/>cout&lt;&lt;"\n------------------------------------------------------------------";</text:p>
      <text:p text:style-name="Standard"><text:s text:c="18"/>return i;</text:p>
      <text:p text:style-name="Standard"><text:s text:c="15"/>}else{cout&lt;&lt;"Book Not Found!"; return -1;}</text:p>
      <text:p text:style-name="Standard"><text:s text:c="15"/>break;</text:p>
      <text:p text:style-name="Standard"/>
      <text:p text:style-name="Standard"><text:s text:c="7"/>case 3: <text:s/>int BookID;</text:p>
      <text:p text:style-name="Standard"><text:s text:c="15"/>cin&gt;&gt;BookID;</text:p>
      <text:p text:style-name="Standard"><text:s text:c="15"/>if(*(books[i].bookNo)==BookID){</text:p>
      <text:p text:style-name="Standard"><text:s text:c="18"/>cout&lt;&lt;"\nBook Found!";</text:p>
      <text:p text:style-name="Standard"><text:s text:c="18"/>cout&lt;&lt;"\n-------------------------------------------------------------------------";</text:p>
      <text:p text:style-name="Standard"><text:s text:c="18"/>books[i].displayBook();</text:p>
      <text:p text:style-name="Standard"><text:s text:c="18"/>cout&lt;&lt;"\n--------------------------------------------------------------------------";</text:p>
      <text:p text:style-name="Standard"><text:s text:c="18"/>return i;</text:p>
      <text:p text:style-name="Standard"><text:s text:c="15"/>}else{cout&lt;&lt;"Book Not Found!"; return -1; }</text:p>
      <text:p text:style-name="Standard"><text:s text:c="15"/>break;</text:p>
      <text:p text:style-name="Standard"><text:s text:c="5"/>}</text:p>
      <text:p text:style-name="Standard"><text:s text:c="2"/>}</text:p>
      <text:p text:style-name="Standard"><text:s text:c="2"/>if(found==0){</text:p>
      <text:p text:style-name="Standard"><text:s text:c="4"/>cout&lt;&lt;"\nBook Not Found!";</text:p>
      <text:p text:style-name="Standard"><text:s text:c="4"/>return -1;</text:p>
      <text:p text:style-name="Standard"><text:s text:c="2"/>}</text:p>
      <text:p text:style-name="Standard">}</text:p>
      <text:p text:style-name="Standard"/>
      <text:p text:style-name="Standard">Book Library :: get(int i){ <text:s text:c="11"/>//DONE</text:p>
      <text:p text:style-name="Standard"><text:s text:c="3"/>return books[i];</text:p>
      <text:p text:style-name="Standard">}</text:p>
      <text:p text:style-name="Standard"/>
      <text:p text:style-name="Standard">int main(){</text:p>
      <text:p text:style-name="Standard"><text:s text:c="3"/>int ch;</text:p>
      <text:p text:style-name="Standard"><text:soft-page-break/><text:s text:c="3"/>int var = 0; <text:s text:c="10"/>//</text:p>
      <text:p text:style-name="Standard"><text:s text:c="3"/>static int num = 0; <text:s text:c="5"/>//here num is total number of book present</text:p>
      <text:p text:style-name="Standard"><text:s text:c="3"/>Library lib;</text:p>
      <text:p text:style-name="Standard"><text:s text:c="3"/>int exit = 0;</text:p>
      <text:p text:style-name="Standard"><text:s text:c="3"/>displayMenu();</text:p>
      <text:p text:style-name="Standard"><text:s text:c="3"/>do{</text:p>
      <text:p text:style-name="Standard"><text:s text:c="5"/>cout&lt;&lt;"\nENTER CHOICE :";</text:p>
      <text:p text:style-name="Standard"><text:s text:c="5"/>cin&gt;&gt;ch;</text:p>
      <text:p text:style-name="Standard"><text:s text:c="5"/>switch(ch){</text:p>
      <text:p text:style-name="Standard"><text:s text:c="7"/>case 1: lib.get(num).addBook();</text:p>
      <text:p text:style-name="Standard"><text:s text:c="15"/>num++;</text:p>
      <text:p text:style-name="Standard"><text:s text:c="15"/>break;</text:p>
      <text:p text:style-name="Standard"/>
      <text:p text:style-name="Standard"><text:s text:c="7"/>case 2: var = lib.search(num);</text:p>
      <text:p text:style-name="Standard"><text:s text:c="15"/>lib.get(var).updateBook();</text:p>
      <text:p text:style-name="Standard"><text:s text:c="15"/>break;</text:p>
      <text:p text:style-name="Standard"/>
      <text:p text:style-name="Standard"><text:s text:c="7"/>case 3: lib.search(num);</text:p>
      <text:p text:style-name="Standard"><text:s text:c="15"/>break;</text:p>
      <text:p text:style-name="Standard"/>
      <text:p text:style-name="Standard"><text:s text:c="7"/>case 4: var = lib.search(num);</text:p>
      <text:p text:style-name="Standard"><text:s text:c="15"/>if(var==-1){</text:p>
      <text:p text:style-name="Standard"><text:s text:c="18"/>lib.get()</text:p>
      <text:p text:style-name="Standard"><text:s text:c="15"/>}</text:p>
      <text:p text:style-name="Standard"><text:s text:c="15"/>lib.get(var).purchaseBook();</text:p>
      <text:p text:style-name="Standard"><text:s text:c="15"/>break;</text:p>
      <text:p text:style-name="Standard"/>
      <text:p text:style-name="Standard"><text:s text:c="7"/>case 5: lib.displayArr(num);</text:p>
      <text:p text:style-name="Standard"><text:s text:c="15"/>break;</text:p>
      <text:p text:style-name="Standard"/>
      <text:p text:style-name="Standard"><text:s text:c="7"/>case 6: displayMenu();</text:p>
      <text:p text:style-name="Standard"><text:s text:c="15"/>break;</text:p>
      <text:p text:style-name="Standard"/>
      <text:p text:style-name="Standard"><text:s text:c="7"/>case 7: lib.get(var).trans();</text:p>
      <text:p text:style-name="Standard"><text:s text:c="15"/>break;</text:p>
      <text:p text:style-name="Standard"/>
      <text:p text:style-name="Standard"><text:s text:c="7"/>case 8: exit = 1;</text:p>
      <text:p text:style-name="Standard"><text:s text:c="15"/>break;</text:p>
      <text:p text:style-name="Standard"/>
      <text:p text:style-name="Standard"><text:s text:c="7"/>default: cout&lt;&lt;"Enter valid choice";</text:p>
      <text:p text:style-name="Standard"><text:s text:c="16"/>break;</text:p>
      <text:p text:style-name="Standard"><text:s text:c="5"/>}</text:p>
      <text:p text:style-name="Standard"><text:s text:c="3"/>}while(exit==0);</text:p>
      <text:p text:style-name="Standard"><text:s text:c="3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OUTPUT:</text:p>
      <text:p text:style-name="P1"/>
      <text:p text:style-name="Standard">ENTER CHOICE :1</text:p>
      <text:p text:style-name="Standard"/>
      <text:p text:style-name="Standard">Enter Title of the Book:SuttelArt <text:s text:c="8"/></text:p>
      <text:p text:style-name="Standard"/>
      <text:p text:style-name="Standard">Enter Author of the Book:Chetan</text:p>
      <text:p text:style-name="Standard"/>
      <text:p text:style-name="Standard">Enter publisher of the Book:xyz</text:p>
      <text:p text:style-name="Standard"/>
      <text:p text:style-name="Standard">Enter Prize of the Book:123</text:p>
      <text:p text:style-name="Standard"/>
      <text:p text:style-name="Standard">Enter available stock of the Book:23</text:p>
      <text:p text:style-name="Standard"/>
      <text:p text:style-name="Standard">Enter book Number fo the Book:67890</text:p>
      <text:p text:style-name="Standard"/>
      <text:p text:style-name="P4">&lt;&lt;---------In Collection------------&gt;&gt;</text:p>
      <text:p text:style-name="P4"><text:s/>1. <text:s/>Add book </text:p>
      <text:p text:style-name="P4"><text:s/>2. <text:s/>Update Book </text:p>
      <text:p text:style-name="P4"><text:s/>3. <text:s/>search Book </text:p>
      <text:p text:style-name="P4"><text:s/>4. <text:s/>purchase Book </text:p>
      <text:p text:style-name="P4"><text:s/>5. <text:s/>Display Collection </text:p>
      <text:p text:style-name="P4"><text:s/>6. <text:s/>Display Menu </text:p>
      <text:p text:style-name="P4"><text:s/>7. <text:s/>Transaction details </text:p>
      <text:p text:style-name="P4"><text:s/>8. <text:s/>Exit </text:p>
      <text:p text:style-name="Standard"/>
      <text:p text:style-name="Standard">ENTER CHOICE:5</text:p>
      <text:p text:style-name="Standard"/>
      <text:p text:style-name="Standard">--------------------------------------------------------------------------</text:p>
      <text:p text:style-name="Standard">Title <text:s text:c="3"/>Author PublisherAvaiable stock <text:s text:c="4"/>Prize <text:s text:c="3"/>BookNo</text:p>
      <text:p text:style-name="Standard">-------------------------------------------------------------------------</text:p>
      <text:p text:style-name="Standard">SuttelArt <text:s text:c="3"/>Chetan <text:s text:c="6"/>xyz <text:s text:c="7"/>23 <text:s text:c="6"/>123 <text:s text:c="4"/>67890</text:p>
      <text:p text:style-name="Standard"/>
      <text:p text:style-name="Standard">----------------------------------------------------------------------------</text:p>
      <text:p text:style-name="P3">&lt;&lt;---------In Collection------------&gt;&gt;</text:p>
      <text:p text:style-name="P3"><text:s/>1. <text:s/>Add book </text:p>
      <text:p text:style-name="P3"><text:s/>2. <text:s/>Update Book </text:p>
      <text:p text:style-name="P3"><text:s/>3. <text:s/>search Book </text:p>
      <text:p text:style-name="P3"><text:s/>4. <text:s/>purchase Book </text:p>
      <text:p text:style-name="P3"><text:s/>5. <text:s/>Display Collection </text:p>
      <text:p text:style-name="P3"><text:s/>6. <text:s/>Display Menu </text:p>
      <text:p text:style-name="P3"><text:s/>7. <text:s/>Transaction details </text:p>
      <text:p text:style-name="P3"><text:s/>8. <text:s/>Exit </text:p>
      <text:p text:style-name="P3"/>
      <text:p text:style-name="Standard">ENTER CHOICE:1</text:p>
      <text:p text:style-name="Standard"/>
      <text:p text:style-name="Standard">Enter Title of the Book:JamesBond</text:p>
      <text:p text:style-name="Standard"/>
      <text:p text:style-name="Standard">Enter Author of the Book:BondFamily</text:p>
      <text:p text:style-name="Standard"/>
      <text:p text:style-name="Standard">Enter publisher of the Book:Abc</text:p>
      <text:p text:style-name="Standard"/>
      <text:p text:style-name="Standard"><text:soft-page-break/>Enter Prize of the Book:234</text:p>
      <text:p text:style-name="Standard"/>
      <text:p text:style-name="Standard">Enter available stock of the Book:56</text:p>
      <text:p text:style-name="Standard"/>
      <text:p text:style-name="Standard">Enter book Number fo the Book:98765</text:p>
      <text:p text:style-name="Standard"/>
      <text:p text:style-name="P3">&lt;&lt;---------In Collection------------&gt;&gt;</text:p>
      <text:p text:style-name="P3"><text:s/>1. <text:s/>Add book </text:p>
      <text:p text:style-name="P3"><text:s/>2. <text:s/>Update Book </text:p>
      <text:p text:style-name="P3"><text:s/>3. <text:s/>search Book </text:p>
      <text:p text:style-name="P3"><text:s/>4. <text:s/>purchase Book </text:p>
      <text:p text:style-name="P3"><text:s/>5. <text:s/>Display Collection </text:p>
      <text:p text:style-name="P3"><text:s/>6. <text:s/>Display Menu </text:p>
      <text:p text:style-name="P3"><text:s/>7. <text:s/>Transaction details </text:p>
      <text:p text:style-name="P3"><text:s/>8. <text:s/>Exit </text:p>
      <text:p text:style-name="P3"/>
      <text:p text:style-name="Standard"/>
      <text:p text:style-name="Standard">ENTER CHOICE :5</text:p>
      <text:p text:style-name="Standard"/>
      <text:p text:style-name="Standard">--------------------------------------------------------------------------</text:p>
      <text:p text:style-name="Standard">Title <text:s text:c="4"/>Author <text:s text:c="2"/>Publisher <text:s/>Avaiable stock <text:s text:c="4"/>Prize <text:s text:c="3"/>BookNo</text:p>
      <text:p text:style-name="Standard">-------------------------------------------------------------------------</text:p>
      <text:p text:style-name="Standard">SuttelArt <text:s text:c="4"/>Chetan <text:s text:c="6"/>xyz <text:s text:c="15"/>23 <text:s text:c="7"/>123 <text:s text:c="5"/>67890</text:p>
      <text:p text:style-name="Standard"/>
      <text:p text:style-name="Standard">JamesBond BondFamily <text:s text:c="6"/>Abc <text:s text:c="7"/>56 <text:s text:c="6"/>234 <text:s text:c="4"/>98765</text:p>
      <text:p text:style-name="Standard"/>
      <text:p text:style-name="Standard">----------------------------------------------------------------------------</text:p>
      <text:p text:style-name="Standard"/>
      <text:p text:style-name="P3">&lt;&lt;---------In Collection------------&gt;&gt;</text:p>
      <text:p text:style-name="P3"><text:s/>1. <text:s/>Add book </text:p>
      <text:p text:style-name="P3"><text:s/>2. <text:s/>Update Book </text:p>
      <text:p text:style-name="P3"><text:s/>3. <text:s/>search Book </text:p>
      <text:p text:style-name="P3"><text:s/>4. <text:s/>purchase Book </text:p>
      <text:p text:style-name="P3"><text:s/>5. <text:s/>Display Collection </text:p>
      <text:p text:style-name="P3"><text:s/>6. <text:s/>Display Menu </text:p>
      <text:p text:style-name="P3"><text:s/>7. <text:s/>Transaction details </text:p>
      <text:p text:style-name="P3">8. <text:s/>Exit</text:p>
      <text:p text:style-name="P3"/>
      <text:p text:style-name="P3">ENTER CHOICE :1</text:p>
      <text:p text:style-name="Standard"/>
      <text:p text:style-name="Standard">Enter Title of the Book:Don't <text:s text:c="4"/></text:p>
      <text:p text:style-name="Standard"/>
      <text:p text:style-name="Standard">Enter Author of the Book:Marry</text:p>
      <text:p text:style-name="Standard"/>
      <text:p text:style-name="Standard">Enter publisher of the Book:DFG</text:p>
      <text:p text:style-name="Standard"/>
      <text:p text:style-name="Standard">Enter Prize of the Book:345</text:p>
      <text:p text:style-name="Standard"/>
      <text:p text:style-name="Standard">Enter available stock of the Book:45</text:p>
      <text:p text:style-name="Standard"/>
      <text:p text:style-name="Standard">Enter book Number fo the Book:54789</text:p>
      <text:p text:style-name="Standard"/>
      <text:p text:style-name="P3"><text:soft-page-break/>&lt;&lt;---------In Collection------------&gt;&gt;</text:p>
      <text:p text:style-name="P3"><text:s/>1. <text:s/>Add book </text:p>
      <text:p text:style-name="P3"><text:s/>2. <text:s/>Update Book </text:p>
      <text:p text:style-name="P3"><text:s/>3. <text:s/>search Book </text:p>
      <text:p text:style-name="P3"><text:s/>4. <text:s/>purchase Book </text:p>
      <text:p text:style-name="P3"><text:s/>5. <text:s/>Display Collection </text:p>
      <text:p text:style-name="P3"><text:s/>6. <text:s/>Display Menu </text:p>
      <text:p text:style-name="P3"><text:s/>7. <text:s/>Transaction details </text:p>
      <text:p text:style-name="P3"><text:s/>8. <text:s/>Exit </text:p>
      <text:p text:style-name="P3"/>
      <text:p text:style-name="Standard"/>
      <text:p text:style-name="Standard">ENTER CHOICE :5</text:p>
      <text:p text:style-name="Standard"/>
      <text:p text:style-name="Standard">--------------------------------------------------------------------------</text:p>
      <text:p text:style-name="Standard">Title <text:s text:c="3"/>Author <text:s/>Publisher <text:s/>Avaiable stock <text:s text:c="4"/>Prize <text:s text:c="3"/>BookNo</text:p>
      <text:p text:style-name="Standard">-------------------------------------------------------------------------</text:p>
      <text:p text:style-name="Standard">SuttelArt <text:s text:c="3"/>Chetan <text:s text:c="6"/>xyz <text:s text:c="7"/>23 <text:s text:c="6"/>123 <text:s text:c="4"/>67890</text:p>
      <text:p text:style-name="Standard"/>
      <text:p text:style-name="Standard">JamesBond BondFamily <text:s text:c="6"/>Abc <text:s text:c="7"/>56 <text:s text:c="6"/>234 <text:s text:c="4"/>98765</text:p>
      <text:p text:style-name="Standard"/>
      <text:p text:style-name="Standard">Don't <text:s text:c="4"/>Marry <text:s text:c="6"/>DFG <text:s text:c="7"/>45 <text:s text:c="6"/>345 <text:s text:c="4"/>54789</text:p>
      <text:p text:style-name="Standard"/>
      <text:p text:style-name="Standard">----------------------------------------------------------------------------</text:p>
      <text:p text:style-name="Standard">ENTER CHOICE :6</text:p>
      <text:p text:style-name="Standard">&lt;&lt;---------In Collection------------&gt;&gt;</text:p>
      <text:p text:style-name="Standard"><text:s/>1. <text:s/>Add book </text:p>
      <text:p text:style-name="Standard"><text:s/>2. <text:s/>Update Book </text:p>
      <text:p text:style-name="Standard"><text:s/>3. <text:s/>search Book </text:p>
      <text:p text:style-name="Standard"><text:s/>4. <text:s/>purchase Book </text:p>
      <text:p text:style-name="Standard"><text:s/>5. <text:s/>Display Collection </text:p>
      <text:p text:style-name="Standard"><text:s/>6. <text:s/>Display Menu </text:p>
      <text:p text:style-name="Standard"><text:s/>7. <text:s/>Transaction details </text:p>
      <text:p text:style-name="Standard"><text:s/>8. <text:s/>Exit </text:p>
      <text:p text:style-name="Standard"/>
      <text:p text:style-name="Standard">ENTER CHOICE :2</text:p>
      <text:p text:style-name="Standard"/>
      <text:p text:style-name="Standard">1. Search by book name</text:p>
      <text:p text:style-name="Standard">2. Search by author of book</text:p>
      <text:p text:style-name="Standard">3. Search by Book Number</text:p>
      <text:p text:style-name="Standard">Enter Choice:1</text:p>
      <text:p text:style-name="Standard"/>
      <text:p text:style-name="Standard">Enter Book Title: SuttelArt</text:p>
      <text:p text:style-name="Standard"/>
      <text:p text:style-name="Standard">Book Found!</text:p>
      <text:p text:style-name="Standard">----------------------------------------------------------------------------------------------</text:p>
      <text:p text:style-name="Standard">SuttelArt <text:s text:c="3"/>Chetan <text:s text:c="6"/>xyz <text:s text:c="7"/>23 <text:s text:c="6"/>123 <text:s text:c="4"/>67890</text:p>
      <text:p text:style-name="Standard"/>
      <text:p text:style-name="Standard">----------------------------------------------------------------------------------------------</text:p>
      <text:p text:style-name="Standard">Which field you want to Update:</text:p>
      <text:p text:style-name="Standard">1) Title</text:p>
      <text:p text:style-name="Standard">2) Author</text:p>
      <text:p text:style-name="Standard">3) Publisher</text:p>
      <text:p text:style-name="Standard"><text:soft-page-break/>4) Prize</text:p>
      <text:p text:style-name="Standard"/>
      <text:p text:style-name="Standard">Enter the Choice..1</text:p>
      <text:p text:style-name="Standard"/>
      <text:p text:style-name="Standard">Enter Title:suddelArt</text:p>
      <text:p text:style-name="Standard"/>
      <text:p text:style-name="P3">&lt;&lt;---------In Collection------------&gt;&gt;</text:p>
      <text:p text:style-name="P3"><text:s/>1. <text:s/>Add book </text:p>
      <text:p text:style-name="P3"><text:s/>2. <text:s/>Update Book </text:p>
      <text:p text:style-name="P3"><text:s/>3. <text:s/>search Book </text:p>
      <text:p text:style-name="P3"><text:s/>4. <text:s/>purchase Book </text:p>
      <text:p text:style-name="P3"><text:s/>5. <text:s/>Display Collection </text:p>
      <text:p text:style-name="P3"><text:s/>6. <text:s/>Display Menu </text:p>
      <text:p text:style-name="P3"><text:s/>7. <text:s/>Transaction details </text:p>
      <text:p text:style-name="P3"><text:s/>8. <text:s/>Exit </text:p>
      <text:p text:style-name="P3"/>
      <text:p text:style-name="Standard"/>
      <text:p text:style-name="Standard">ENTER CHOICE :5</text:p>
      <text:p text:style-name="Standard"/>
      <text:p text:style-name="Standard">--------------------------------------------------------------------------</text:p>
      <text:p text:style-name="Standard">Title <text:s text:c="3"/>Author PublisherAvaiable stock <text:s text:c="4"/>Prize <text:s text:c="3"/>BookNo</text:p>
      <text:p text:style-name="Standard">-------------------------------------------------------------------------</text:p>
      <text:p text:style-name="Standard">suddelArt <text:s text:c="3"/>Chetan <text:s text:c="6"/>xyz <text:s text:c="7"/>23 <text:s text:c="6"/>123 <text:s text:c="4"/>67890</text:p>
      <text:p text:style-name="Standard"/>
      <text:p text:style-name="Standard">JamesBondBondFamily <text:s text:c="6"/>Abc <text:s text:c="7"/>56 <text:s text:c="6"/>234 <text:s text:c="4"/>98765</text:p>
      <text:p text:style-name="Standard"/>
      <text:p text:style-name="Standard">Don't <text:s text:c="4"/>Marry <text:s text:c="6"/>DFG <text:s text:c="7"/>45 <text:s text:c="6"/>345 <text:s text:c="4"/>54789</text:p>
      <text:p text:style-name="P5"/>
      <text:p text:style-name="Standard"/>
      <text:p text:style-name="P3">&lt;&lt;---------In Collection------------&gt;&gt;</text:p>
      <text:p text:style-name="P3"><text:s/>1. <text:s/>Add book </text:p>
      <text:p text:style-name="P3"><text:s/>2. <text:s/>Update Book </text:p>
      <text:p text:style-name="P3"><text:s/>3. <text:s/>search Book </text:p>
      <text:p text:style-name="P3"><text:s/>4. <text:s/>purchase Book </text:p>
      <text:p text:style-name="P3"><text:s/>5. <text:s/>Display Collection </text:p>
      <text:p text:style-name="P3"><text:s/>6. <text:s/>Display Menu </text:p>
      <text:p text:style-name="P3"><text:s/>7. <text:s/>Transaction details </text:p>
      <text:p text:style-name="P3"><text:s/>8. <text:s/>Exit </text:p>
      <text:p text:style-name="P3"/>
      <text:p text:style-name="P3">ENTER CHOICE :2</text:p>
      <text:p text:style-name="P3"/>
      <text:p text:style-name="P3">1. Search by book name</text:p>
      <text:p text:style-name="P3">2. Search by author of book</text:p>
      <text:p text:style-name="P3">3. Search by Book Number</text:p>
      <text:p text:style-name="P3">Enter Choice:<text:span text:style-name="T1">3</text:span></text:p>
      <text:p text:style-name="P3"/>
      <text:p text:style-name="P3">Enter Book <text:span text:style-name="T1">Number: 67890</text:span></text:p>
      <text:p text:style-name="P3"/>
      <text:p text:style-name="P3">Book Found!</text:p>
      <text:p text:style-name="P3">----------------------------------------------------------------------------------------------</text:p>
      <text:p text:style-name="P3">SuttelArt <text:s text:c="3"/>Chetan <text:s text:c="6"/>xyz <text:s text:c="7"/>23 <text:s text:c="6"/>123 <text:s text:c="4"/>67890</text:p>
      <text:p text:style-name="P3"/>
      <text:p text:style-name="P3"><text:soft-page-break/>----------------------------------------------------------------------------------------------</text:p>
      <text:p text:style-name="P3">Which field you want to Update:</text:p>
      <text:p text:style-name="P3">1) Title</text:p>
      <text:p text:style-name="P3">2) Author</text:p>
      <text:p text:style-name="P3">3) Publisher</text:p>
      <text:p text:style-name="P3">4) Prize</text:p>
      <text:p text:style-name="P3"/>
      <text:p text:style-name="P3">Enter the Choice..1</text:p>
      <text:p text:style-name="P3"/>
      <text:p text:style-name="P3">Enter <text:span text:style-name="T1">Title: james</text:span></text:p>
      <text:p text:style-name="Standard"/>
      <text:p text:style-name="P3">&lt;&lt;---------In Collection------------&gt;&gt;</text:p>
      <text:p text:style-name="P3"><text:s/>1. <text:s/>Add book </text:p>
      <text:p text:style-name="P3"><text:s/>2. <text:s/>Update Book </text:p>
      <text:p text:style-name="P3"><text:s/>3. <text:s/>search Book </text:p>
      <text:p text:style-name="P3"><text:s/>4. <text:s/>purchase Book </text:p>
      <text:p text:style-name="P3"><text:s/>5. <text:s/>Display Collection </text:p>
      <text:p text:style-name="P3"><text:s/>6. <text:s/>Display Menu </text:p>
      <text:p text:style-name="P3"><text:s/>7. <text:s/>Transaction details </text:p>
      <text:p text:style-name="P3"><text:s/>8. <text:s/>Exit </text:p>
      <text:p text:style-name="Standard"/>
      <text:p text:style-name="Standard">ENTER CHOICE :3</text:p>
      <text:p text:style-name="Standard"/>
      <text:p text:style-name="Standard">1. Search by book name</text:p>
      <text:p text:style-name="Standard">2. Search by author of book</text:p>
      <text:p text:style-name="Standard">3. Search by Book Number</text:p>
      <text:p text:style-name="Standard">Enter Choice:1</text:p>
      <text:p text:style-name="Standard"/>
      <text:p text:style-name="Standard">Enter Book Title: james</text:p>
      <text:p text:style-name="Standard"/>
      <text:p text:style-name="Standard">Book Found!</text:p>
      <text:p text:style-name="Standard">----------------------------------------------------------------------------------------------</text:p>
      <text:p text:style-name="Standard">james <text:s text:c="3"/>Chetan <text:s text:c="6"/>xyz <text:s text:c="7"/>23 <text:s text:c="6"/>123 <text:s text:c="4"/>67890</text:p>
      <text:p text:style-name="Standard"/>
      <text:p text:style-name="Standard">----------------------------------------------------------------------------------------------</text:p>
      <text:p text:style-name="Standard"/>
      <text:p text:style-name="P4">&lt;&lt;---------In Collection------------&gt;&gt;</text:p>
      <text:p text:style-name="P4"><text:s/>1. <text:s/>Add book </text:p>
      <text:p text:style-name="P4"><text:s/>2. <text:s/>Update Book </text:p>
      <text:p text:style-name="P4"><text:s/>3. <text:s/>search Book </text:p>
      <text:p text:style-name="P4"><text:s/>4. <text:s/>purchase Book </text:p>
      <text:p text:style-name="P4"><text:s/>5. <text:s/>Display Collection </text:p>
      <text:p text:style-name="P4"><text:s/>6. <text:s/>Display Menu </text:p>
      <text:p text:style-name="P4"><text:s/>7. <text:s/>Transaction details </text:p>
      <text:p text:style-name="P4"><text:s/>8. <text:s/>Exit </text:p>
      <text:p text:style-name="P4"/>
      <text:p text:style-name="P4">ENTER CHOICE :3</text:p>
      <text:p text:style-name="Standard"/>
      <text:p text:style-name="Standard">1. Search by book name</text:p>
      <text:p text:style-name="Standard">2. Search by author of book</text:p>
      <text:p text:style-name="Standard">3. Search by Book Number</text:p>
      <text:p text:style-name="Standard">Enter Choice:3 </text:p>
      <text:p text:style-name="Standard"><text:soft-page-break/><text:span text:style-name="T2">Book Number : </text:span>67890</text:p>
      <text:p text:style-name="Standard"/>
      <text:p text:style-name="Standard">Book Found!</text:p>
      <text:p text:style-name="Standard">----------------------------------------------------------------------------------------------</text:p>
      <text:p text:style-name="Standard">james <text:s text:c="3"/>Chetan <text:s text:c="6"/>xyz <text:s text:c="7"/>23 <text:s text:c="6"/>123 <text:s text:c="4"/>67890</text:p>
      <text:p text:style-name="Standard"/>
      <text:p text:style-name="Standard">----------------------------------------------------------------------------------------------</text:p>
      <text:p text:style-name="Standard"/>
      <text:p text:style-name="P4">&lt;&lt;---------In Collection------------&gt;&gt;</text:p>
      <text:p text:style-name="P4"><text:s/>1. <text:s/>Add book </text:p>
      <text:p text:style-name="P4"><text:s/>2. <text:s/>Update Book </text:p>
      <text:p text:style-name="P4"><text:s/>3. <text:s/>search Book </text:p>
      <text:p text:style-name="P4"><text:s/>4. <text:s/>purchase Book </text:p>
      <text:p text:style-name="P4"><text:s/>5. <text:s/>Display Collection </text:p>
      <text:p text:style-name="P4"><text:s/>6. <text:s/>Display Menu </text:p>
      <text:p text:style-name="P4"><text:s/>7. <text:s/>Transaction details </text:p>
      <text:p text:style-name="P4"><text:s/>8. <text:s/>Exit </text:p>
      <text:p text:style-name="P4"/>
      <text:p text:style-name="P4">ENTER CHOICE :5</text:p>
      <text:p text:style-name="Standard"/>
      <text:p text:style-name="Standard">--------------------------------------------------------------------------</text:p>
      <text:p text:style-name="Standard">Title <text:s text:c="3"/>Author PublisherAvaiable stock <text:s text:c="4"/>Prize <text:s text:c="3"/>BookNo</text:p>
      <text:p text:style-name="Standard">-------------------------------------------------------------------------</text:p>
      <text:p text:style-name="Standard">james <text:s text:c="3"/>Chetan <text:s text:c="6"/>xyz <text:s text:c="7"/>23 <text:s text:c="6"/>123 <text:s text:c="4"/>67890</text:p>
      <text:p text:style-name="Standard"/>
      <text:p text:style-name="Standard">JamesBondBondFamily <text:s text:c="6"/>Abc <text:s text:c="7"/>56 <text:s text:c="6"/>234 <text:s text:c="4"/>98765</text:p>
      <text:p text:style-name="Standard"/>
      <text:p text:style-name="Standard">Don't <text:s text:c="4"/>Marry <text:s text:c="6"/>DFG <text:s text:c="7"/>45 <text:s text:c="6"/>345 <text:s text:c="4"/>54789</text:p>
      <text:p text:style-name="Standard"/>
      <text:p text:style-name="Standard">----------------------------------------------------------------------------</text:p>
      <text:p text:style-name="Standard"/>
      <text:p text:style-name="P4">&lt;&lt;---------In Collection------------&gt;&gt;</text:p>
      <text:p text:style-name="P4"><text:s/>1. <text:s/>Add book </text:p>
      <text:p text:style-name="P4"><text:s/>2. <text:s/>Update Book </text:p>
      <text:p text:style-name="P4"><text:s/>3. <text:s/>search Book </text:p>
      <text:p text:style-name="P4"><text:s/>4. <text:s/>purchase Book </text:p>
      <text:p text:style-name="P4"><text:s/>5. <text:s/>Display Collection </text:p>
      <text:p text:style-name="P4"><text:s/>6. <text:s/>Display Menu </text:p>
      <text:p text:style-name="P4"><text:s/>7. <text:s/>Transaction details </text:p>
      <text:p text:style-name="P4">8. <text:s/>Exit</text:p>
      <text:p text:style-name="P4"/>
      <text:p text:style-name="P4">ENTER CHOICE :4</text:p>
      <text:p text:style-name="P4"/>
      <text:p text:style-name="P4">1. Search by book name</text:p>
      <text:p text:style-name="P4">2. Search by author of book</text:p>
      <text:p text:style-name="P4">3. Search by Book Number</text:p>
      <text:p text:style-name="P4">Enter Choice:1</text:p>
      <text:p text:style-name="P4"/>
      <text:p text:style-name="P4">Enter Book Title: james</text:p>
      <text:p text:style-name="P4"/>
      <text:p text:style-name="P4">Book Found!</text:p>
      <text:p text:style-name="P4"/>
      <text:p text:style-name="P4"><text:soft-page-break/>----------------------------------------------------------------------------------------------</text:p>
      <text:p text:style-name="P4">james <text:s text:c="6"/>32s <text:s text:c="6"/>xyz <text:s text:c="7"/>23 <text:s text:c="6"/>123 <text:s text:c="4"/>67890</text:p>
      <text:p text:style-name="P4"/>
      <text:p text:style-name="P4">----------------------------------------------------------------------------------------------</text:p>
      <text:p text:style-name="P4">Book Purchased!</text:p>
      <text:p text:style-name="Standard"/>
      <text:p text:style-name="P4">&lt;&lt;---------In Collection------------&gt;&gt;</text:p>
      <text:p text:style-name="P4"><text:s/>1. <text:s/>Add book </text:p>
      <text:p text:style-name="P4"><text:s/>2. <text:s/>Update Book </text:p>
      <text:p text:style-name="P4"><text:s/>3. <text:s/>search Book </text:p>
      <text:p text:style-name="P4"><text:s/>4. <text:s/>purchase Book </text:p>
      <text:p text:style-name="P4"><text:s/>5. <text:s/>Display Collection </text:p>
      <text:p text:style-name="P4"><text:s/>6. <text:s/>Display Menu </text:p>
      <text:p text:style-name="P4"><text:s/>7. <text:s/>Transaction details </text:p>
      <text:p text:style-name="P4">8. <text:s/>Exit</text:p>
      <text:p text:style-name="Standard"/>
      <text:p text:style-name="Standard">ENTER CHOICE :7</text:p>
      <text:p text:style-name="Standard"/>
      <text:p text:style-name="Standard">Successfull transcations : <text:span text:style-name="T2">1</text:span></text:p>
      <text:p text:style-name="Standard">Unsuccessfull transcations : 0</text:p>
      <text:p text:style-name="Standard"/>
      <text:p text:style-name="P4">&lt;&lt;---------In Collection------------&gt;&gt;</text:p>
      <text:p text:style-name="P4"><text:s/>1. <text:s/>Add book </text:p>
      <text:p text:style-name="P4"><text:s/>2. <text:s/>Update Book </text:p>
      <text:p text:style-name="P4"><text:s/>3. <text:s/>search Book </text:p>
      <text:p text:style-name="P4"><text:s/>4. <text:s/>purchase Book </text:p>
      <text:p text:style-name="P4"><text:s/>5. <text:s/>Display Collection </text:p>
      <text:p text:style-name="P4"><text:s/>6. <text:s/>Display Menu </text:p>
      <text:p text:style-name="P4"><text:s/>7. <text:s/>Transaction details </text:p>
      <text:p text:style-name="P4"><text:s/>8. <text:s/>Exit </text:p>
      <text:p text:style-name="Standard"/>
      <text:p text:style-name="Standard">ENTER CHOICE :5</text:p>
      <text:p text:style-name="Standard"/>
      <text:p text:style-name="Standard">--------------------------------------------------------------------------</text:p>
      <text:p text:style-name="Standard">Title <text:s text:c="3"/>Author PublisherAvaiable stock <text:s text:c="4"/>Prize <text:s text:c="3"/>BookNo</text:p>
      <text:p text:style-name="Standard">-------------------------------------------------------------------------</text:p>
      <text:p text:style-name="Standard">james <text:s text:c="6"/>32s <text:s text:c="6"/>xyz <text:s text:c="7"/>23 <text:s text:c="6"/>123 <text:s text:c="4"/>67890</text:p>
      <text:p text:style-name="Standard"/>
      <text:p text:style-name="Standard">JamesBondBondFamily <text:s text:c="6"/>Abc <text:s text:c="7"/>56 <text:s text:c="6"/>234 <text:s text:c="4"/>98765</text:p>
      <text:p text:style-name="Standard"/>
      <text:p text:style-name="Standard">Don't <text:s text:c="4"/>Marry <text:s text:c="6"/>DFG <text:s text:c="7"/>45 <text:s text:c="6"/>345 <text:s text:c="4"/>54789</text:p>
      <text:p text:style-name="Standard"/>
      <text:p text:style-name="Standard">----------------------------------------------------------------------------</text:p>
      <text:p text:style-name="Standard">&lt;&lt;---------In Collection------------&gt;&gt;</text:p>
      <text:p text:style-name="Standard"><text:s/>1. <text:s/>Add book </text:p>
      <text:p text:style-name="Standard"><text:s/>2. <text:s/>Update Book </text:p>
      <text:p text:style-name="Standard"><text:s/>3. <text:s/>search Book </text:p>
      <text:p text:style-name="Standard"><text:s/>4. <text:s/>purchase Book </text:p>
      <text:p text:style-name="Standard"><text:s/>5. <text:s/>Display Collection </text:p>
      <text:p text:style-name="Standard"><text:s/>6. <text:s/>Display Menu </text:p>
      <text:p text:style-name="Standard"><text:s/>7. <text:s/>Transaction details </text:p>
      <text:p text:style-name="Standard"><text:s/>8. <text:s/>Exit </text:p>
      <text:p text:style-name="Standard"><text:soft-page-break/></text:p>
      <text:p text:style-name="Standard">ENTER CHOICE :5</text:p>
      <text:p text:style-name="Standard"/>
      <text:p text:style-name="Standard">--------------------------------------------------------------------------</text:p>
      <text:p text:style-name="Standard">Title <text:s text:c="3"/>Author PublisherAvaiable stock <text:s text:c="4"/>Prize <text:s text:c="3"/>BookNo</text:p>
      <text:p text:style-name="Standard">-------------------------------------------------------------------------</text:p>
      <text:p text:style-name="Standard">james <text:s text:c="6"/>32s <text:s text:c="6"/>xyz <text:s text:c="7"/>23 <text:s text:c="6"/>123 <text:s text:c="4"/>67890</text:p>
      <text:p text:style-name="Standard"/>
      <text:p text:style-name="Standard">JamesBondBondFamily <text:s text:c="6"/>Abc <text:s text:c="7"/>56 <text:s text:c="6"/>234 <text:s text:c="4"/>98765</text:p>
      <text:p text:style-name="Standard"/>
      <text:p text:style-name="Standard">Don't <text:s text:c="4"/>Marry <text:s text:c="6"/>DFG <text:s text:c="7"/>45 <text:s text:c="6"/>345 <text:s text:c="4"/>54789</text:p>
      <text:p text:style-name="Standard"/>
      <text:p text:style-name="Standard">----------------------------------------------------------------------------</text:p>
      <text:p text:style-name="Standard"/>
      <text:p text:style-name="P6">&lt;&lt;---------In Collection------------&gt;&gt;</text:p>
      <text:p text:style-name="P6"><text:s/>1. <text:s/>Add book </text:p>
      <text:p text:style-name="P6"><text:s/>2. <text:s/>Update Book </text:p>
      <text:p text:style-name="P6"><text:s/>3. <text:s/>search Book </text:p>
      <text:p text:style-name="P6"><text:s/>4. <text:s/>purchase Book </text:p>
      <text:p text:style-name="P6"><text:s/>5. <text:s/>Display Collection </text:p>
      <text:p text:style-name="P6"><text:s/>6. <text:s/>Display Menu </text:p>
      <text:p text:style-name="P6"><text:s/>7. <text:s/>Transaction details </text:p>
      <text:p text:style-name="P6"><text:s/>8. <text:s/>Exit </text:p>
      <text:p text:style-name="P6"/>
      <text:p text:style-name="P6">ENTER CHOICE :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03:22:01.422230698</meta:creation-date>
    <dc:date>2019-08-07T03:41:28.163747858</dc:date>
    <meta:editing-duration>PT6M5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3" meta:paragraph-count="501" meta:word-count="1568" meta:character-count="15443" meta:non-whitespace-character-count="11975"/>
  </office:meta>
</office:document-meta>
</file>